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b4b4b4" draw:textarea-horizontal-align="justify" draw:textarea-vertical-align="middle" draw:auto-grow-height="false" fo:min-height="1.014cm" fo:min-width="8.365cm"/>
    </style:style>
    <style:style style:name="gr2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left" draw:textarea-vertical-align="top" draw:auto-grow-height="false" fo:min-height="3.15cm" fo:min-width="2.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5cm" fo:min-width="1.5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5cm" fo:min-width="0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3cm" fo:min-width="1.48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marker-start-width="0.26cm" draw:marker-end-width="0.26cm" draw:fill="none" draw:fill-color="#b4b4b4" draw:textarea-horizontal-align="justify" draw:textarea-vertical-align="middle" draw:auto-grow-height="false" fo:min-height="0.23cm" fo:min-width="1.98cm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left" draw:textarea-vertical-align="top" draw:auto-grow-height="false" fo:min-height="3.13cm" fo:min-width="2.48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left" draw:textarea-vertical-align="top" draw:auto-grow-height="false" fo:min-height="1.13cm" fo:min-width="6.38cm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3cm" fo:min-width="0.98cm" fo:padding-top="0.135cm" fo:padding-bottom="0.135cm" fo:padding-left="0.26cm" fo:padding-right="0.26cm"/>
    </style:style>
    <style:style style:name="gr12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3cm" fo:min-width="0.48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marker-start-width="0.26cm" draw:marker-end-width="0.26cm" draw:fill="none" draw:fill-color="#b4b4b4" draw:textarea-horizontal-align="justify" draw:textarea-vertical-align="middle" draw:auto-grow-height="false" fo:min-height="0.23cm" fo:min-width="0.48cm" fo:padding-top="0.135cm" fo:padding-bottom="0.135cm" fo:padding-left="0.26cm" fo:padding-right="0.26cm"/>
    </style:style>
    <style:style style:name="gr14" style:family="graphic" style:parent-style-name="objectwithoutfill">
      <style:graphic-properties draw:stroke="dash" draw:stroke-dash="Fine_20_Dashed"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3465a4" draw:fill="solid" draw:fill-color="#b4b4b4" draw:textarea-horizontal-align="justify" draw:textarea-vertical-align="middle" draw:auto-grow-height="false" fo:min-height="1.014cm" fo:min-width="2.364cm"/>
    </style:style>
    <style:style style:name="gr16" style:family="graphic" style:parent-style-name="objectwithoutfill">
      <style:graphic-properties draw:stroke="dash" draw:stroke-dash="Fine_20_Dashed" svg:stroke-width="0.02cm" draw:marker-start-width="0.26cm" draw:marker-end-width="0.26cm" draw:fill="solid" draw:fill-color="#b4b4b4" draw:textarea-vertical-align="middle" fo:padding-top="0.135cm" fo:padding-bottom="0.135cm" fo:padding-left="0.26cm" fo:padding-right="0.26cm"/>
    </style:style>
    <style:style style:name="P1" style:family="paragraph">
      <loext:graphic-properties draw:fill="solid" draw:fill-color="#b4b4b4"/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e6e6e6"/>
      <style:paragraph-properties fo:text-align="center"/>
      <style:text-properties fo:font-size="11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b4b4b4"/>
      <style:paragraph-properties fo:text-align="center"/>
      <style:text-properties fo:font-size="11pt" style:font-size-asian="18pt" style:font-size-complex="18pt"/>
    </style:style>
    <style:style style:name="P6" style:family="paragraph">
      <loext:graphic-properties draw:fill="solid" draw:fill-color="#b4b4b4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b4b4b4"/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01cm" svg:height="1.4cm" svg:x="3.599cm" svg:y="6.9cm">
          <text:p text:style-name="P4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cm" svg:height="3.4cm" svg:x="0.1cm" svg:y="0.1cm">
          <text:p text:style-name="P2"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0.5cm" svg:x="1cm" svg:y="1.4cm">
          <text:p text:style-name="P4"><text:span text:style-name="T1">func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0.5cm" svg:y="1.4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cm" svg:height="0.2cm" svg:x="0.65cm" svg:y="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cm" svg:height="0.5cm" svg:x="1cm" svg:y="0.9cm">
          <text:p text:style-name="P4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0.5cm" svg:y="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cm" svg:height="0.2cm" svg:x="0.65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cm" svg:height="0.5cm" svg:x="1cm" svg:y="1.9cm">
          <text:p text:style-name="P4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0.5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cm" svg:height="0.2cm" svg:x="0.65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cm" svg:height="0.5cm" svg:x="1cm" svg:y="2.9cm">
          <text:p text:style-name="P4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0.5cm" svg:y="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cm" svg:height="0.2cm" svg:x="0.65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5cm" svg:height="0.5cm" svg:x="0.5cm" svg:y="2.4cm">
          <text:p text:style-name="P4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3.4cm" svg:x="4.825cm" svg:y="0.1cm">
          <text:p text:style-name="P2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0.5cm" svg:x="5.725cm" svg:y="1.4cm">
          <text:p text:style-name="P4"><text:span text:style-name="T1">basic b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5.22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cm" svg:height="0.2cm" svg:x="5.375cm" svg:y="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cm" svg:height="0.5cm" svg:x="5.725cm" svg:y="0.9cm">
          <text:p text:style-name="P4"><text:span text:style-name="T1">basic b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5.225cm" svg:y="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cm" svg:height="0.2cm" svg:x="5.375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cm" svg:height="0.5cm" svg:x="5.725cm" svg:y="1.9cm">
          <text:p text:style-name="P4"><text:span text:style-name="T1">basic b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5.225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cm" svg:height="0.2cm" svg:x="5.375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cm" svg:height="0.5cm" svg:x="5.725cm" svg:y="2.9cm">
          <text:p text:style-name="P4"><text:span text:style-name="T1">basic b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5.225cm" svg:y="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cm" svg:height="0.2cm" svg:x="5.375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5cm" svg:height="0.5cm" svg:x="5.225cm" svg:y="2.4cm">
          <text:p text:style-name="P4"><text:span text:style-name="T1">...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3" draw:layer="layout" svg:width="3cm" svg:height="3.4cm" svg:x="9.55cm" svg:y="0.1cm">
            <text:p text:style-name="P2"><text:span text:style-name="T1">basic block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cm" svg:height="0.5cm" svg:x="10.45cm" svg:y="1.4cm">
            <text:p text:style-name="P4"><text:span text:style-name="T1">instruc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svg:x="9.95cm" svg:y="1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2cm" svg:height="0.2cm" svg:x="10.1cm" svg:y="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2cm" svg:height="0.5cm" svg:x="10.45cm" svg:y="0.9cm">
            <text:p text:style-name="P4"><text:span text:style-name="T1">instruc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svg:x="9.95cm" svg:y="0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2cm" svg:height="0.2cm" svg:x="10.1cm" svg:y="1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2cm" svg:height="0.5cm" svg:x="10.45cm" svg:y="1.9cm">
            <text:p text:style-name="P4"><text:span text:style-name="T1">instruc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svg:x="9.95cm" svg:y="1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2cm" svg:height="0.2cm" svg:x="10.1cm" svg:y="2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2cm" svg:height="0.5cm" svg:x="10.45cm" svg:y="2.9cm">
            <text:p text:style-name="P4"><text:span text:style-name="T1">instruc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svg:x="9.95cm" svg:y="2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2cm" svg:height="0.2cm" svg:x="10.1cm" svg:y="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2.5cm" svg:height="0.5cm" svg:x="9.95cm" svg:y="2.4cm">
            <text:p text:style-name="P4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cm" svg:height="0.5cm" svg:x="10.45cm" svg:y="0.9cm">
            <text:p text:style-name="P4"><text:span text:style-name="T1">instruc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svg:x="9.95cm" svg:y="0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2cm" svg:height="0.2cm" svg:x="10.1cm" svg:y="1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3" draw:layer="layout" svg:width="6.9cm" svg:height="1.4cm" svg:x="5.65cm" svg:y="4.5cm">
            <text:p text:style-name="P2"><text:span text:style-name="T1">instruc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.5cm" svg:height="0.5cm" svg:x="5.95cm" svg:y="5.3cm">
            <text:p text:style-name="P4"><text:span text:style-name="T1">op</text:span><text:span text:style-name="T1">co</text:span><text:span text:style-name="T1">d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0.5cm" svg:x="7.45cm" svg:y="5.3cm">
            <text:p text:style-name="P4"><text:span text:style-name="T1">arg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0.5cm" svg:x="8.45cm" svg:y="5.3cm">
            <text:p text:style-name="P4"><text:span text:style-name="T1">ar</text:span><text:span text:style-name="T1">g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0.5cm" svg:x="9.45cm" svg:y="5.3cm">
            <text:p text:style-name="P4"><text:span text:style-name="T1">arg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1cm" svg:height="0.5cm" svg:x="10.45cm" svg:y="5.3cm">
            <text:p text:style-name="P4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0.5cm" svg:x="11.45cm" svg:y="5.3cm">
            <text:p text:style-name="P4"><text:span text:style-name="T1">arg</text:span></text:p>
            <draw:enhanced-geometry svg:viewBox="0 0 21600 21600" draw:type="rectangle" draw:enhanced-path="M 0 0 L 21600 0 21600 21600 0 21600 0 0 Z N"/>
          </draw:custom-shape>
        </draw:g>
        <draw:line draw:style-name="gr14" draw:text-style-name="P9" draw:layer="layout" svg:x1="3cm" svg:y1="0.9cm" svg:x2="4.83cm" svg:y2="0.1cm">
          <text:p/>
        </draw:line>
        <draw:line draw:style-name="gr14" draw:text-style-name="P9" draw:layer="layout" svg:x1="3cm" svg:y1="1.4cm" svg:x2="4.83cm" svg:y2="3.5cm">
          <text:p/>
        </draw:line>
        <draw:line draw:style-name="gr14" draw:text-style-name="P9" draw:layer="layout" svg:x1="7.73cm" svg:y1="0.9cm" svg:x2="9.56cm" svg:y2="0.1cm">
          <text:p/>
        </draw:line>
        <draw:line draw:style-name="gr14" draw:text-style-name="P9" draw:layer="layout" svg:x1="7.73cm" svg:y1="1.4cm" svg:x2="9.56cm" svg:y2="3.5cm">
          <text:p/>
        </draw:line>
        <draw:line draw:style-name="gr14" draw:text-style-name="P9" draw:layer="layout" svg:x1="10.45cm" svg:y1="3.4cm" svg:x2="5.65cm" svg:y2="4.5cm">
          <text:p/>
        </draw:line>
        <draw:line draw:style-name="gr14" draw:text-style-name="P9" draw:layer="layout" svg:x1="12.45cm" svg:y1="3.4cm" svg:x2="12.55cm" svg:y2="4.5cm">
          <text:p/>
        </draw:line>
        <draw:custom-shape draw:style-name="gr15" draw:text-style-name="P1" draw:layer="layout" svg:width="3cm" svg:height="1.4cm" svg:x="0.1cm" svg:y="4.5cm">
          <text:p text:style-name="P4"><text:span text:style-name="T2">I</text:span><text:span text:style-name="T2">n</text:span><text:span text:style-name="T2">s</text:span><text:span text:style-name="T2">tr</text:span><text:span text:style-name="T2">u</text:span><text:span text:style-name="T2">c</text:span><text:span text:style-name="T2">ti</text:span><text:span text:style-name="T2">o</text:span><text:span text:style-name="T2">n</text:span></text:p>
          <text:p text:style-name="P4"><text:span text:style-name="T2">S</text:span><text:span text:style-name="T2">e</text:span><text:span text:style-name="T2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cm" svg:height="1.4cm" svg:x="3.599cm" svg:y="6.899cm">
          <text:p text:style-name="P4"><text:span text:style-name="T2">regist</text:span><text:span text:style-name="T2">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cm" svg:height="1.4cm" svg:x="6.599cm" svg:y="6.899cm">
          <text:p text:style-name="P4"><text:span text:style-name="T2">constan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cm" svg:height="1.4cm" svg:x="9.599cm" svg:y="6.899cm">
          <text:p text:style-name="P4"><text:span text:style-name="T2">global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6" draw:layer="layout" svg:x1="6.6cm" svg:y1="6.9cm" svg:x2="6.6cm" svg:y2="8.3cm">
          <text:p/>
        </draw:line>
        <draw:line draw:style-name="gr16" draw:text-style-name="P6" draw:layer="layout" svg:x1="9.6cm" svg:y1="6.9cm" svg:x2="9.6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65cm" fo:page-height="8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6:22:39.474213642</meta:creation-date>
    <dc:date>2019-04-18T17:12:15.011890437</dc:date>
    <meta:editing-duration>PT4M30S</meta:editing-duration>
    <meta:editing-cycles>1</meta:editing-cycles>
    <meta:document-statistic meta:object-count="67"/>
    <meta:generator>LibreOffice/6.0.7.3$Linux_X86_64 LibreOffice_project/00m0$Build-3</meta:generator>
  </office:meta>
</office:document-meta>
</file>